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co1" style:family="table-column">
      <style:table-column-properties style:column-width="6.621cm" style:use-optimal-column-width="false"/>
    </style:style>
    <style:style style:name="co2" style:family="table-column">
      <style:table-column-properties style:column-width="6.636cm" style:use-optimal-column-width="false"/>
    </style:style>
    <style:style style:name="ro1" style:family="table-row">
      <style:table-row-properties style:row-height="1.175cm" style:use-optimal-row-height="false"/>
    </style:style>
    <style:style style:name="ro2" style:family="table-row">
      <style:table-row-properties style:row-height="1.168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ject: Paamestia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Ein Projekt von:</text:p>
            <text:p>Andre Milling, Dominic Kosin,</text:p>
            <text:p>Arvid Randow und Max Schieman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liederung</text:p>
          </draw:text-box>
        </draw:frame>
        <draw:frame presentation:style-name="pr4" draw:text-style-name="P1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1">Überblick</text:p>
              </text:list-item>
              <text:list-item>
                <text:p text:style-name="P1">Technische Zeichnungen</text:p>
              </text:list-item>
              <text:list-item>
                <text:p text:style-name="P1">Programmierung</text:p>
              </text:list-item>
              <text:list-item>
                <text:p text:style-name="P1">Design</text:p>
              </text:list-item>
              <text:list-item>
                <text:p text:style-name="P1">Netzplan</text:p>
              </text:list-item>
              <text:list-item>
                <text:p text:style-name="P1">Materialliste + -kost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301cm" svg:y="0.5cm" presentation:class="title" presentation:user-transformed="true">
          <draw:text-box>
            <text:p>Überblick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etränkemischmaschine</text:p>
              </text:list-item>
              <text:list-item>
                <text:p>Erweiterbare Rezeptliste</text:p>
              </text:list-item>
              <text:list-item>
                <text:p>Getränke mischen</text:p>
                <text:list>
                  <text:list-item>
                    <text:p>Nach Rezept</text:p>
                  </text:list-item>
                  <text:list-item>
                    <text:p>Nach Mischverhältn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3D-modell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Weil flex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chnische Zeichnunge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Vllt acuh elektronikplan</text:p>
              </text:list-item>
              <text:list-item>
                <text:p>Drei ansichten</text:p>
              </text:list-item>
              <text:list-item>
                <text:p>Maybe isometris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chnische Zeichnunge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Vllt acuh elektronikplan</text:p>
              </text:list-item>
              <text:list-item>
                <text:p>Drei ansichten</text:p>
              </text:list-item>
              <text:list-item>
                <text:p>Maybe isometris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grammierung</text:p>
          </draw:text-box>
        </draw:frame>
        <draw:frame presentation:style-name="pr4" draw:text-style-name="P1" draw:layer="layout" svg:width="25.199cm" svg:height="9.134cm" svg:x="1.4cm" svg:y="3.5cm" presentation:class="outline" presentation:user-transformed="true">
          <draw:text-box>
            <text:list text:style-name="L2">
              <text:list-item>
                <text:p>Raspberry Pi</text:p>
              </text:list-item>
              <text:list-item>
                <text:p>Pyth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301cm" svg:y="0.628cm" presentation:class="title" presentation:user-transformed="true">
          <draw:text-box>
            <text:p>Desig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r Design</text:p>
              </text:list-item>
              <text:list-item>
                <text:p>Barkeeper leitet einen durchs Program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Netzplan (zeitplanung)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o wie bei BGT 18</text:p>
              </text:list-item>
              <text:list-item>
                <text:p>Muss ich noch nachfrag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aterial+Kosten</text:p>
          </draw:text-box>
        </draw:frame>
        <draw:frame draw:style-name="standard" draw:layer="layout" svg:width="26.498cm" svg:height="11.742cm" svg:x="1cm" svg:y="3.2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Teil</text:p>
              </table:table-cell>
              <table:table-cell>
                <text:p>Stückpreis</text:p>
              </table:table-cell>
              <table:table-cell>
                <text:p>Menge</text:p>
              </table:table-cell>
              <table:table-cell>
                <text:p>Gesamtpreis</text:p>
              </table:table-cell>
            </table:table-row>
            <table:table-row table:style-name="ro1" table:default-cell-style-name="gray2">
              <table:table-cell>
                <text:p>Raspberry Pi</text:p>
              </table:table-cell>
              <table:table-cell>
                <text:p>33,60€</text:p>
              </table:table-cell>
              <table:table-cell>
                <text:p>1</text:p>
              </table:table-cell>
              <table:table-cell>
                <text:p>33,60€</text:p>
              </table:table-cell>
            </table:table-row>
            <table:table-row table:style-name="ro1" table:default-cell-style-name="gray1">
              <table:table-cell>
                <text:p>Magnetventile</text:p>
              </table:table-cell>
              <table:table-cell>
                <text:p>3,40€</text:p>
              </table:table-cell>
              <table:table-cell>
                <text:p>7</text:p>
              </table:table-cell>
              <table:table-cell>
                <text:p>23,80€</text:p>
              </table:table-cell>
            </table:table-row>
            <table:table-row table:style-name="ro1" table:default-cell-style-name="gray2">
              <table:table-cell>
                <text:p>Silikonschlauch</text:p>
              </table:table-cell>
              <table:table-cell>
                <text:p>9€</text:p>
              </table:table-cell>
              <table:table-cell>
                <text:p>2</text:p>
              </table:table-cell>
              <table:table-cell>
                <text:p>18€</text:p>
              </table:table-cell>
            </table:table-row>
            <table:table-row table:style-name="ro1" table:default-cell-style-name="gray1">
              <table:table-cell>
                <text:p>Relais Board</text:p>
              </table:table-cell>
              <table:table-cell>
                <text:p>7,50€</text:p>
              </table:table-cell>
              <table:table-cell>
                <text:p>1</text:p>
              </table:table-cell>
              <table:table-cell>
                <text:p>7,50€</text:p>
              </table:table-cell>
            </table:table-row>
            <table:table-row table:style-name="ro1" table:default-cell-style-name="gray2">
              <table:table-cell>
                <text:p>Schlauchpumpe</text:p>
              </table:table-cell>
              <table:table-cell>
                <text:p>10€</text:p>
              </table:table-cell>
              <table:table-cell>
                <text:p>1</text:p>
              </table:table-cell>
              <table:table-cell>
                <text:p>10€</text:p>
              </table:table-cell>
            </table:table-row>
            <table:table-row table:style-name="ro1" table:default-cell-style-name="gray1">
              <table:table-cell>
                <text:p>Verbindungsstücke</text:p>
              </table:table-cell>
              <table:table-cell>
                <text:p>10€</text:p>
              </table:table-cell>
              <table:table-cell>
                <text:p>1</text:p>
              </table:table-cell>
              <table:table-cell>
                <text:p>10€</text:p>
              </table:table-cell>
            </table:table-row>
            <table:table-row table:style-name="ro1" table:default-cell-style-name="gray2">
              <table:table-cell>
                <text:p>Silikonstopfen</text:p>
              </table:table-cell>
              <table:table-cell>
                <text:p>21€</text:p>
              </table:table-cell>
              <table:table-cell>
                <text:p>1</text:p>
              </table:table-cell>
              <table:table-cell>
                <text:p>21€</text:p>
              </table:table-cell>
            </table:table-row>
            <table:table-row table:style-name="ro1" table:default-cell-style-name="gray1">
              <table:table-cell>
                <text:p>Taster</text:p>
              </table:table-cell>
              <table:table-cell>
                <text:p>9€</text:p>
              </table:table-cell>
              <table:table-cell>
                <text:p>1</text:p>
              </table:table-cell>
              <table:table-cell>
                <text:p>9€</text:p>
              </table:table-cell>
            </table:table-row>
            <table:table-row table:style-name="ro2" table:default-cell-style-name="gray2">
              <table:table-cell>
                <text:p>Trafo</text:p>
              </table:table-cell>
              <table:table-cell>
                <text:p>10€</text:p>
              </table:table-cell>
              <table:table-cell>
                <text:p>1</text:p>
              </table:table-cell>
              <table:table-cell>
                <text:p>10€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12T10:05:41.396000000</meta:creation-date>
    <dc:date>2020-12-14T14:55:53.157000000</dc:date>
    <meta:editing-duration>PT1H46M41S</meta:editing-duration>
    <meta:editing-cycles>5</meta:editing-cycles>
    <meta:generator>LibreOffice/7.0.3.1$Windows_X86_64 LibreOffice_project/d7547858d014d4cf69878db179d326fc3483e082</meta:generator>
    <meta:document-statistic meta:object-count="65"/>
  </office:meta>
</office:document-meta>
</file>